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ba0" officeooo:paragraph-rsid="00020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uveau wri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0:51:14.094367227</meta:creation-date>
    <dc:date>2021-01-17T00:51:32.118838216</dc:date>
    <meta:editing-duration>PT19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